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Method.isFieldFound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Method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Method.loadClass( String class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HasMethod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ethod.set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ethod.setIgnoreSystemClasses( boolean ignoreSystem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ethod.ev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asMethod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ethod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ethod.isMethodFound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Method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